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text-properties fo:language="nb" fo:country="NO"/>
    </style:style>
    <style:style style:name="P2" style:family="paragraph">
      <loext:graphic-properties draw:fill-color="#ffffff"/>
      <style:text-properties fo:language="nb" fo:country="NO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7T06:54:34.443970902</meta:creation-date>
    <meta:generator>LibreOffice/5.1.6.2$Linux_X86_64 LibreOffice_project/10m0$Build-2</meta:generator>
    <meta:editing-cycles>17</meta:editing-cycles>
    <meta:editing-duration>PT4M44S</meta:editing-duration>
    <dc:date>2017-12-24T08:01:48.548696458</dc:date>
    <meta:document-statistic meta:object-count="25"/>
  </office:meta>
</office:document-meta>
</file>